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63401" officeooo:paragraph-rsid="00063401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63401" officeooo:paragraph-rsid="00063401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63401" officeooo:paragraph-rsid="00093318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4pt" officeooo:rsid="0007ddc4" officeooo:paragraph-rsid="0006340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93318" officeooo:paragraph-rsid="0009c01c" style:font-size-asian="14pt" style:font-size-complex="14pt"/>
    </style:style>
    <style:style style:name="T1" style:family="text">
      <style:text-properties fo:font-size="14pt" officeooo:rsid="0007ddc4" style:font-size-asian="14pt" style:font-size-complex="14pt"/>
    </style:style>
    <style:style style:name="T2" style:family="text">
      <style:text-properties fo:font-size="14pt" officeooo:rsid="00093318" style:font-size-asian="14pt" style:font-size-complex="14pt"/>
    </style:style>
    <style:style style:name="T3" style:family="text">
      <style:text-properties officeooo:rsid="0009c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dit Perfomanta</text:p>
      <text:p text:style-name="P1"/>
      <text:p text:style-name="P2"><text:tab/><text:span text:style-name="T1">Pentru realizarea auditului de perfomanta am utilizat platforma gtmetrix.com, ce ofera atat analiza performantei cat si sugestii in ceea ce priveste posibilele imbunatatiri ale aplicatiei.</text:span></text:p>
      <text:p text:style-name="P4"><text:tab/>Astfel, in urma auditului am izolat 2 puncte principale ce au dus la incetiniriea timpilor de raspuns in cadrul aplicatiei: neutilizarea compresiei si a cache-urilor din browser.</text:p>
      <text:p text:style-name="P3"><text:span text:style-name="T1"><text:tab/>Din punctul de vedere al utilizarii cache-urilor, aplicatia a beneficiat de, intr-o masura, de optimizarile generate </text:span><text:span text:style-name="T2">de cele de platforme de dezvoltare, folosite in cadrul programarii aplicatiei: Angular 8 (javascript) pentru aplicatia de client si Django Rest Framework (python) pentru aplicatia de server. Din acest motiv, desi nu am specificat in mod explicit utilizarea acestei functionalitati, o parte din resursele necesare utilizarii site-ului au fost salvate in cache-urile browserului.</text:span></text:p>
      <text:p text:style-name="P5"><text:tab/>In ceea ce priveste compresia resurselor trimise catre client, nu au existat setari implicite. De aceea auditul a acordat un scor de 0% pentru utilizarea acesteia, afectand intr-o masura considerabila punctajul de performanta acordat <text:span text:style-name="T3">per total. Utilizarea compresiei ar putea fi implementata in primul rand, asupra fisierelor de scripturi</text:span> <text:span text:style-name="T3">acestea fiind reduse la numar, datorita utilizarii aplicatiei Webpack ce are rolul de a curata dependintele aplicatiei client de depedintele neutilizate in cod. </text:span></text:p>
      <text:p text:style-name="P5"><text:tab/><text:span text:style-name="T3">Un alt aspect care ar imbunatati experienta utilizatorilor la nivel global ar fi utilizarea unui Content Delivery Network (CDN), o retea distribuita de servere la nivel global, ce asigura acelasi nivel de performanta pentru utilizatori aflate in puncte geografice indepartate. In cazul publicarii in cadrul unui CDN, utilizatorii s-ar conecta la server-ul cel mai apropiat de ei, scazand astfel latenta conexiuni. Cu toate acestea, aceasta imbunatatire adauga complexitate aplicatiei, aceasta trebuind sa sincronizeze toate instantele de baze date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6:56:36.251453685</meta:creation-date>
    <dc:date>2020-01-14T20:01:35.745946006</dc:date>
    <meta:editing-duration>PT7M4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73" meta:character-count="1930" meta:non-whitespace-character-count="1656"/>
  </office:meta>
</office:document-meta>
</file>